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2a4ed" officeooo:paragraph-rsid="0082a4ed"/>
    </style:style>
    <style:style style:name="P2" style:family="paragraph" style:parent-style-name="Header_20_right">
      <style:text-properties style:text-rotation-angle="270" style:text-rotation-scale="line-height"/>
    </style:style>
    <style:style style:name="P3" style:family="paragraph" style:parent-style-name="Footer_20_left">
      <style:text-properties officeooo:rsid="005ffed0" officeooo:paragraph-rsid="005ffed0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Standard">
      <style:text-properties fo:font-size="2pt" officeooo:paragraph-rsid="007cf328" style:font-size-asian="1.75pt" style:font-size-complex="2pt"/>
    </style:style>
    <style:style style:name="P7" style:family="paragraph" style:parent-style-name="Header_20_and_20_Footer">
      <style:paragraph-properties fo:text-align="start" style:justify-single-word="false"/>
      <style:text-properties style:font-name="Pudelinka" fo:font-size="32pt" officeooo:rsid="0082a4ed" officeooo:paragraph-rsid="0082a4ed" style:font-size-asian="32pt" style:font-size-complex="32pt"/>
    </style:style>
    <style:style style:name="P8" style:family="paragraph" style:parent-style-name="Header_20_and_20_Footer">
      <style:paragraph-properties fo:text-align="center" style:justify-single-word="false"/>
      <style:text-properties style:font-name="Pudelinka" fo:font-size="32pt" officeooo:rsid="0082a4ed" officeooo:paragraph-rsid="0082a4ed" style:font-size-asian="32pt" style:font-size-complex="32pt"/>
    </style:style>
    <style:style style:name="P9" style:family="paragraph" style:parent-style-name="Header_20_and_20_Footer">
      <style:paragraph-properties fo:text-align="center" style:justify-single-word="false"/>
      <style:text-properties officeooo:paragraph-rsid="0082a4ed"/>
    </style:style>
    <style:style style:name="P10" style:family="paragraph" style:parent-style-name="Header_20_and_20_Footer" style:master-page-name="First_20_Page">
      <style:paragraph-properties style:page-number="auto"/>
      <style:text-properties style:font-name="Pudelinka" fo:font-size="60pt" officeooo:rsid="0082a4ed" officeooo:paragraph-rsid="0082a4ed" style:font-size-asian="60pt" style:font-size-complex="60pt"/>
    </style:style>
    <style:style style:name="P11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officeooo:rsid="005ffed0"/>
    </style:style>
    <style:style style:name="T3" style:family="text">
      <style:text-properties style:font-name="Pudelinka" fo:font-size="40pt" style:font-size-asian="40pt" style:font-size-complex="40pt"/>
    </style:style>
    <style:style style:name="T4" style:family="text">
      <style:text-properties style:font-name="Pudelinka" fo:font-size="32pt" style:font-size-asian="32pt" style:font-size-complex="32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Колядка</text:p>
      <text:p text:style-name="P9"><text:span text:style-name="T3">В</text:span> <text:span text:style-name="T4">морозный вечер,тих и светел,</text:span></text:p>
      <text:p text:style-name="P8">Рождается Христос в хлеву.</text:p>
      <text:p text:style-name="P8"><text:s/>Звезда над миром зажглась,как в детстве,</text:p>
      <text:p text:style-name="P8"><draw:frame text:anchor-type="paragraph" draw:z-index="0" draw:name="Медиаобъект 2" draw:style-name="gr1" svg:width="20.294cm" svg:height="15.994cm" svg:x="-1.565cm" svg:y="1.609cm"><draw:plugin xlink:href="../newTree.mp4" xlink:type="simple" xlink:show="embed" xlink:actuate="onLoad" draw:mime-type="video/mp4"><draw:param draw:name="Loop" draw:value="false"/><draw:param draw:name="Mute" draw:value="false"/><draw:param draw:name="VolumeDB" draw:value="0"/></draw:plugin></draw:frame>Несет нам Радость и теплу!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paragraph-properties fo:text-align="center" style:justify-single-word="false"/>
      <style:text-properties officeooo:rsid="0082a4ed" officeooo:paragraph-rsid="0082a4ed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fo:font-size="28pt" style:font-size-asian="28pt" style:font-size-complex="28pt"/>
    </style:style>
    <style:style style:name="MT2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text:span text:style-name="MT1">ПОЗДРАВЛЯЕМ С РОЖДЕСТВОМ</text:span> 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2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3:09:35.073245676</meta:creation-date>
    <dc:title>Default</dc:title>
    <meta:editing-cycles>2</meta:editing-cycles>
    <meta:editing-duration>PT26M21S</meta:editing-duration>
    <meta:generator>LibreOffice/7.6.7.2$Linux_X86_64 LibreOffice_project/60$Build-2</meta:generator>
    <dc:date>2025-12-15T13:36:03.060230149</dc:date>
    <meta:document-statistic meta:table-count="1" meta:image-count="0" meta:object-count="0" meta:page-count="1" meta:paragraph-count="16" meta:word-count="47" meta:character-count="241" meta:non-whitespace-character-count="208"/>
  </office:meta>
</office:document-meta>
</file>